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6.7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style:paragraph-properties fo:text-align="start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ConfigLayout" draw:type="line" svg:x1="13.2cm" svg:y1="23.699cm" svg:x2="10.983cm" svg:y2="21.709cm" draw:start-shape="id1" draw:start-glue-point="3" svg:d="M13200 23699l-2217-1990" svg:viewBox="0 0 2218 1991">
          <text:p/>
        </draw:connector>
        <draw:custom-shape draw:style-name="gr3" draw:text-style-name="P4" xml:id="id2" draw:id="id2" draw:layer="layout" svg:width="0.5cm" svg:height="0.5cm" svg:x="9.882cm" svg:y="22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09cm" svg:y1="22.383cm" svg:x2="10.983cm" svg:y2="21.709cm" draw:start-shape="id2" draw:start-glue-point="11" svg:d="M10309 22383l674-674" svg:viewBox="0 0 675 675">
          <text:p/>
        </draw:connector>
        <draw:connector draw:style-name="gr2" draw:text-style-name="P3" draw:layer="ConfigLayout" draw:type="line" svg:x1="5.9cm" svg:y1="24.901cm" svg:x2="7.382cm" svg:y2="23.26cm" draw:start-shape="id3" draw:start-glue-point="1" draw:end-shape="id4" draw:end-glue-point="6" svg:d="M5900 24901l1482-1641" svg:viewBox="0 0 1483 1642">
          <text:p/>
        </draw:connector>
        <draw:connector draw:style-name="gr2" draw:text-style-name="P3" draw:layer="ConfigLayout" draw:type="line" svg:x1="8.1cm" svg:y1="20.601cm" svg:x2="9.955cm" svg:y2="22.383cm" draw:start-shape="id5" draw:end-shape="id2" draw:end-glue-point="5" svg:d="M8100 20601l1855 1782" svg:viewBox="0 0 1856 1783">
          <text:p/>
        </draw:connector>
        <draw:connector draw:style-name="gr2" draw:text-style-name="P3" draw:layer="ConfigLayout" draw:type="line" svg:x1="11.2cm" svg:y1="26.301cm" svg:x2="8.811cm" svg:y2="24.639cm" draw:start-shape="id6" draw:start-glue-point="3" draw:end-shape="id7" draw:end-glue-point="9" svg:d="M11200 26301l-2389-1662" svg:viewBox="0 0 2390 1663">
          <text:p/>
        </draw:connector>
        <draw:g xml:id="id10" draw:id="id10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13.5cm" svg:y="16.813cm">
            <draw:text-box>
              <text:p text:style-name="P5"><text:span text:style-name="T2">Atom</text:span></text:p>
              <text:p text:style-name="P5"><text:span text:style-name="T2">Offset</text:span></text:p>
            </draw:text-box>
          </draw:frame>
          <draw:polygon draw:style-name="gr5" draw:text-style-name="P7" draw:layer="layout" svg:width="9.721cm" svg:height="7.479cm" svg:x="11.172cm" svg:y="14.111cm" svg:viewBox="0 0 9722 7480" draw:points="0,7480 9722,7480 4858,0">
            <text:p/>
          </draw:polygon>
          <draw:custom-shape draw:style-name="gr6" draw:text-style-name="P8" draw:layer="layout" svg:width="0.486cm" svg:height="0.5cm" svg:x="10.783cm" svg:y="21.41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20.797cm" svg:y="21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486cm" svg:height="0.5cm" svg:x="15.79cm" svg:y="1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xml:id="id4" draw:id="id4" draw:layer="layout" svg:width="0.5cm" svg:height="0.5cm" svg:x="7.382cm" svg:y="2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882cm" svg:y1="23.26cm" svg:x2="9.882cm" svg:y2="22.56cm" draw:start-shape="id4" draw:start-glue-point="10" draw:end-shape="id2" draw:end-glue-point="6" svg:d="M7882 23260l2000-700" svg:viewBox="0 0 2001 701">
          <text:p/>
        </draw:connector>
        <draw:connector draw:style-name="gr2" draw:text-style-name="P3" draw:layer="layout" draw:type="line" svg:x1="8.634cm" svg:y1="24.212cm" svg:x2="9.955cm" svg:y2="22.737cm" draw:start-shape="id7" draw:start-glue-point="4" draw:end-shape="id2" draw:end-glue-point="7" svg:d="M8634 24212l1321-1475" svg:viewBox="0 0 1322 1476">
          <text:p/>
        </draw:connector>
        <draw:custom-shape draw:style-name="gr3" draw:text-style-name="P4" xml:id="id7" draw:id="id7" draw:layer="layout" svg:width="0.5cm" svg:height="0.5cm" svg:x="8.384cm" svg:y="24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3.2cm" svg:y1="10.401cm" svg:x2="14.784cm" svg:y2="11.762cm" draw:start-shape="id8" draw:start-glue-point="1" draw:end-shape="id9" draw:end-glue-point="6" svg:d="M13200 10401l1584 1361" svg:viewBox="0 0 1585 1362">
          <text:p/>
        </draw:connector>
        <draw:connector draw:style-name="gr2" draw:text-style-name="P3" draw:layer="layout" draw:type="line" svg:x1="15.034cm" svg:y1="12.012cm" svg:x2="16.033cm" svg:y2="13.611cm" draw:start-shape="id9" draw:start-glue-point="8" draw:end-shape="id10" draw:end-glue-point="0" svg:d="M15034 12012l999 1599" svg:viewBox="0 0 1000 1600">
          <text:p/>
        </draw:connector>
        <draw:custom-shape draw:style-name="gr3" draw:text-style-name="P4" xml:id="id9" draw:id="id9" draw:layer="layout" svg:width="0.5cm" svg:height="0.5cm" svg:x="14.784cm" svg:y="1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ConfigLayout" draw:type="line" svg:x1="17.482cm" svg:y1="13.661cm" svg:x2="16.081cm" svg:y2="13.911cm" draw:start-shape="id11" draw:start-glue-point="3" draw:end-shape="id10" draw:end-glue-point="5" svg:d="M17482 13661l-1401 250" svg:viewBox="0 0 1402 251">
          <text:p/>
        </draw:connector>
        <draw:g xml:id="id11" draw:id="id11">
          <draw:g>
            <draw:custom-shape draw:style-name="gr7" draw:text-style-name="P10" draw:layer="ConfigLayout" svg:width="0.8cm" svg:height="0.3cm" svg:x="17.482cm" svg:y="13.5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8.282cm" svg:y="13.51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0" draw:layer="ConfigLayout" svg:width="3.3cm" svg:height="0.3cm" svg:x="17.482cm" svg:y="13.51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g>
            <draw:custom-shape draw:style-name="gr7" draw:text-style-name="P10" draw:layer="ConfigLayout" svg:width="0.8cm" svg:height="0.3cm" svg:x="24cm" svg:y="20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4.8cm" svg:y="20.598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ConfigLayout" svg:width="3.3cm" svg:height="0.3cm" svg:x="24cm" svg:y="20.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ConfigLayout" svg:width="1.1cm" svg:height="0.3cm" svg:x="26.2cm" svg:y="21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5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5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1" draw:text-style-name="P10" draw:layer="ConfigLayout" svg:width="1.1cm" svg:height="0.3cm" svg:x="26.2cm" svg:y="21.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4cm" svg:y="21.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ConfigLayout" svg:width="1.1cm" svg:height="0.3cm" svg:x="25.1cm" svg:y="21.2cm">
                <text:p text:style-name="P9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" draw:text-style-name="P3" draw:layer="ConfigLayout" draw:type="line" svg:x1="24cm" svg:y1="21.199cm" svg:x2="21.081cm" svg:y2="21.709cm" draw:start-shape="id12" draw:start-glue-point="3" draw:end-shape="id10" draw:end-glue-point="4" svg:d="M24000 21199l-2919 510" svg:viewBox="0 0 2920 511">
          <text:p/>
        </draw:connector>
        <draw:g xml:id="id3" draw:id="id3">
          <draw:g>
            <draw:custom-shape draw:style-name="gr7" draw:text-style-name="P10" draw:layer="layout" svg:width="0.8cm" svg:height="0.3cm" svg:x="2.6cm" svg:y="24.3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3cm">
              <text:p text:style-name="P9"><text:span text:style-name="T3">Ten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.6cm" svg:y="24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3.4cm" svg:y="24.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2.6cm" svg:y="24.9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4.8cm" svg:y="25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2.6cm" svg:y="25.2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3.7cm" svg:y="25.202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7" draw:text-style-name="P10" draw:layer="layout" svg:width="0.8cm" svg:height="0.3cm" svg:x="13.2cm" svg:y="23.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098cm">
              <text:p text:style-name="P9"><text:span text:style-name="T3">Offse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3.2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4cm" svg:y="23.3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3.2cm" svg:y="23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5.4cm" svg:y="2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3.2cm" svg:y="24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4.3cm" svg:y="24cm">
                <text:p text:style-name="P9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7" draw:text-style-name="P10" draw:layer="layout" svg:width="0.8cm" svg:height="0.3cm" svg:x="4.8cm" svg:y="20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cm">
              <text:p text:style-name="P9"><text:span text:style-name="T3">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4.8cm" svg:y="20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.6cm" svg:y="20.3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4.8cm" svg:y="20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7cm" svg:y="20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4.8cm" svg:y="20.902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5.9cm" svg:y="20.902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7" draw:text-style-name="P10" draw:layer="layout" svg:width="0.8cm" svg:height="0.3cm" svg:x="11.2cm" svg:y="2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5.7cm">
              <text:p text:style-name="P9"><text:span text:style-name="T3">Twenty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1.2cm" svg:y="2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2cm" svg:y="26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11.2cm" svg:y="2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3.4cm" svg:y="26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.2cm" svg:y="26.6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2.3cm" svg:y="26.602cm">
                <text:p text:style-name="P9"><text:span text:style-name="T3">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" draw:id="id8">
          <draw:g>
            <draw:custom-shape draw:style-name="gr7" draw:text-style-name="P10" draw:layer="layout" svg:width="0.8cm" svg:height="0.3cm" svg:x="9.9cm" svg:y="9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9.8cm">
              <text:p text:style-name="P9"><text:span text:style-name="T3">Five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9.9cm" svg:y="10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0.7cm" svg:y="10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9.9cm" svg:y="10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12.1cm" svg:y="10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9.9cm" svg:y="10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1cm" svg:y="10.702cm">
                <text:p text:style-name="P9"><text:span text:style-name="T3">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0" draw:text-style-name="P10" draw:layer="layout" svg:width="3.3cm" svg:height="0.3cm" svg:x="18.683cm" svg:y="11.01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20.883cm" svg:y="11.31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8.683cm" svg:y="11.31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10" draw:layer="layout" svg:width="1.1cm" svg:height="0.3cm" svg:x="19.783cm" svg:y="11.312cm">
                <text:p text:style-name="P9"><text:span text:style-name="T3">8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7" draw:text-style-name="P10" draw:layer="layout" svg:width="0.8cm" svg:height="0.3cm" svg:x="18.683cm" svg:y="10.41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41cm">
              <text:p text:style-name="P9"><text:span text:style-name="T3">Eight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18.683cm" svg:y="10.71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19.483cm" svg:y="10.7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4" xml:id="id14" draw:id="id14" draw:layer="layout" svg:width="0.5cm" svg:height="0.5cm" svg:x="16.685cm" svg:y="11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683cm" svg:y1="11.011cm" svg:x2="17.112cm" svg:y2="11.587cm" draw:start-shape="id13" draw:start-glue-point="3" draw:end-shape="id14" draw:end-glue-point="11" svg:d="M18683 11011l-1571 576" svg:viewBox="0 0 1572 577">
          <text:p/>
        </draw:connector>
        <draw:connector draw:style-name="gr2" draw:text-style-name="P3" draw:layer="layout" draw:type="line" svg:x1="16.759cm" svg:y1="11.94cm" svg:x2="16.034cm" svg:y2="13.611cm" svg:d="M16759 11940l-725 1671" svg:viewBox="0 0 726 1672">
          <text:p/>
        </draw:connector>
        <draw:g xml:id="id15" draw:id="id15">
          <draw:g>
            <draw:custom-shape draw:style-name="gr7" draw:text-style-name="P10" draw:layer="layout" svg:width="0.8cm" svg:height="0.3cm" svg:x="7.5cm" svg:y="27.1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1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7.5cm" svg:y="27.4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8.3cm" svg:y="27.4cm">
              <text:p text:style-name="P9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0" draw:text-style-name="P10" draw:layer="layout" svg:width="3.3cm" svg:height="0.3cm" svg:x="7.5cm" svg:y="27.7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1" draw:text-style-name="P10" draw:layer="layout" svg:width="1.1cm" svg:height="0.3cm" svg:x="9.7cm" svg:y="28.302cm">
                <text:p text:style-name="P9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302cm">
                <text:p text:style-name="P9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302cm">
                <text:p text:style-name="P9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1" draw:text-style-name="P10" draw:layer="layout" svg:width="1.1cm" svg:height="0.3cm" svg:x="9.7cm" svg:y="28.002cm">
                <text:p text:style-name="P9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0" draw:layer="layout" svg:width="1.4cm" svg:height="0.3cm" svg:x="7.5cm" svg:y="28.002cm">
                <text:p text:style-name="P9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0" draw:layer="layout" svg:width="0.8cm" svg:height="0.3cm" svg:x="8.9cm" svg:y="28.002cm">
                <text:p text:style-name="P9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3" draw:text-style-name="P4" xml:id="id16" draw:id="id16" draw:layer="layout" svg:width="0.5cm" svg:height="0.5cm" svg:x="7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5cm" svg:y1="27.1cm" svg:x2="7.5cm" svg:y2="25.65cm" draw:start-shape="id15" draw:start-glue-point="0" draw:end-shape="id16" draw:end-glue-point="10" svg:d="M9150 27100l-1650-1450" svg:viewBox="0 0 1651 1451">
          <text:p/>
        </draw:connector>
        <draw:connector draw:style-name="gr2" draw:text-style-name="P3" draw:layer="layout" draw:type="line" svg:x1="7.427cm" svg:y1="25.473cm" svg:x2="8.457cm" svg:y2="24.639cm" draw:start-shape="id16" draw:start-glue-point="11" draw:end-shape="id7" draw:end-glue-point="7" svg:d="M7427 25473l1030-834" svg:viewBox="0 0 1031 835">
          <text:p/>
        </draw:connector>
        <draw:custom-shape draw:style-name="gr13" draw:text-style-name="P12" draw:layer="layout" svg:width="7.2cm" svg:height="1.4cm" svg:x="2.8cm" svg:y="3cm">
          <text:p text:style-name="P11"><text:span text:style-name="T4">Test of multiple links to function </text:span></text:p>
          <text:p text:style-name="P11"><text:span text:style-name="T4">and controll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1T15:08:47.254000000</dc:date>
    <meta:editing-duration>PT11H28M28S</meta:editing-duration>
    <meta:editing-cycles>50</meta:editing-cycles>
    <meta:document-statistic meta:object-count="143"/>
  </office:meta>
</office:document-meta>
</file>